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a37d" officeooo:paragraph-rsid="000e7efe"/>
    </style:style>
    <style:style style:name="P2" style:family="paragraph" style:parent-style-name="Standard">
      <style:paragraph-properties fo:line-height="130%" fo:text-align="center" style:justify-single-word="false"/>
      <style:text-properties fo:font-size="16pt" officeooo:rsid="000ca37d" officeooo:paragraph-rsid="000e7efe" style:font-size-asian="16pt" style:font-size-complex="16pt"/>
    </style:style>
    <style:style style:name="P3" style:family="paragraph" style:parent-style-name="Standard">
      <style:paragraph-properties fo:line-height="130%" fo:text-align="center" style:justify-single-word="false"/>
      <style:text-properties fo:color="#000000" fo:font-size="16pt" fo:font-weight="normal" officeooo:rsid="000ca37d" officeooo:paragraph-rsid="000e7efe" style:font-size-asian="16pt" style:font-weight-asian="normal" style:font-size-complex="16pt" style:font-weight-complex="norm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officeooo:rsid="000ca37d" officeooo:paragraph-rsid="000e7efe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color="#000000" fo:font-size="16pt" fo:font-weight="normal" officeooo:rsid="000f6e17" officeooo:paragraph-rsid="000f6e17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6pt" fo:font-weight="normal" officeooo:rsid="000f6e17" officeooo:paragraph-rsid="000f6e17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fo:font-size="16pt" fo:font-weight="normal" officeooo:rsid="000f6e17" officeooo:paragraph-rsid="0018249e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line-height="90%" fo:text-align="center" style:justify-single-word="false"/>
      <style:text-properties fo:color="#000000" fo:font-size="20pt" fo:font-weight="normal" officeooo:rsid="000f6e17" officeooo:paragraph-rsid="000f6e17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line-height="90%" fo:text-align="center" style:justify-single-word="false"/>
      <style:text-properties fo:color="#000000" fo:font-size="20pt" fo:font-weight="normal" officeooo:rsid="000f6e17" officeooo:paragraph-rsid="001216fa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line-height="90%" fo:text-align="center" style:justify-single-word="false"/>
      <style:text-properties fo:color="#000000" fo:font-size="20pt" fo:font-weight="normal" officeooo:rsid="000f6e17" officeooo:paragraph-rsid="0018249e" style:font-size-asian="20pt" style:font-weight-asian="normal" style:font-size-complex="20pt" style:font-weight-complex="normal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color="#000000" fo:font-size="16pt" fo:font-weight="normal" officeooo:rsid="000f6e17" officeooo:paragraph-rsid="0018249e" style:font-size-asian="16pt" style:font-weight-asian="normal" style:font-size-complex="16pt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101e4" style:font-size-asian="10pt" style:font-size-complex="1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1101e4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6pt" style:font-size-asian="26pt" style:font-size-complex="26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vertical-align="middle" draw:auto-grow-height="false" fo:min-height="4.394cm" fo:min-width="0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67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7">Aviva, Oh Senhor!</text:span> <text:tab/><text:span text:style-name="T1">Bruna Karla </text:span><text:span text:style-name="T4">[ 22 ]</text:span></text:p>
      <text:p text:style-name="P6"><text:span text:style-name="T4"/></text:p>
      <text:p text:style-name="P8">Oh, Deus tremendo!</text:p>
      <text:p text:style-name="P8">Os nossos jovens desejam mais de Ti</text:p>
      <text:p text:style-name="P8">As lideranças, velhos e crianças</text:p>
      <text:p text:style-name="P8">Sedentos estão por Ti</text:p>
      <text:p text:style-name="P8"/>
      <text:p text:style-name="P8">O pecado não vai congelar nosso amor</text:p>
      <text:p text:style-name="P8">Nossa carne sentirá o impacto de poder</text:p>
      <text:p text:style-name="P8"><draw:custom-shape text:anchor-type="paragraph" draw:z-index="0" draw:style-name="gr1" draw:text-style-name="P12" svg:width="0.239cm" svg:height="4.393cm" svg:x="12.261cm" svg:y="0.67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8"><draw:frame text:anchor-type="paragraph" draw:z-index="1" draw:style-name="gr2" draw:text-style-name="P14" svg:width="0.503cm" svg:height="2.673cm" svg:x="12.737cm" svg:y="0.686cm"><draw:text-box><text:p text:style-name="P13">2x</text:p><text:p text:style-name="P13">F</text:p><text:p text:style-name="P13">I</text:p><text:p text:style-name="P13">N</text:p><text:p text:style-name="P13">A</text:p><text:p text:style-name="P13">L</text:p></draw:text-box></draw:frame>Aviva, oh Senhor, Tua obra</text:p>
      <text:p text:style-name="P8">No meio do Teu povo</text:p>
      <text:p text:style-name="P8">Faz arder nosso coração com fogo</text:p>
      <text:p text:style-name="P8">Aviva, oh Senhor, Tua obra</text:p>
      <text:p text:style-name="P8">No meio do Teu povo</text:p>
      <text:p text:style-name="P8">Vem quebrar nosso coração de novo</text:p>
      <text:p text:style-name="P9">Derrama fogo</text:p>
      <text:p text:style-name="P8"/>
      <text:p text:style-name="P8">E queima toda iniquidade</text:p>
      <text:p text:style-name="P8">Derrama fogo</text:p>
      <text:p text:style-name="P8">Purifica-me com Tua verdade</text:p>
      <text:p text:style-name="P9">Derrama fogo</text:p>
      <text:p text:style-name="P9">E queima toda iniquidade</text:p>
      <text:p text:style-name="P9">Derrama fogo</text:p>
      <text:p text:style-name="P9">Purifica-me com Tua verdade</text:p>
      <text:p text:style-name="P9"/>
      <text:p text:style-name="P9"/>
      <text:p text:style-name="P11"><text:span text:style-name="T7">Aviva, Oh Senhor!</text:span> <text:tab/><text:span text:style-name="T1">Bruna Karla </text:span><text:span text:style-name="T4">[ 22 ]</text:span></text:p>
      <text:p text:style-name="P7"><text:span text:style-name="T4"/></text:p>
      <text:p text:style-name="P10">Oh, Deus tremendo!</text:p>
      <text:p text:style-name="P10">Os nossos jovens desejam mais de Ti</text:p>
      <text:p text:style-name="P10">As lideranças, velhos e crianças</text:p>
      <text:p text:style-name="P10">Sedentos estão por Ti</text:p>
      <text:p text:style-name="P10"/>
      <text:p text:style-name="P10">O pecado não vai congelar nosso amor</text:p>
      <text:p text:style-name="P10">Nossa carne sentirá o impacto de poder</text:p>
      <text:p text:style-name="P10"><draw:custom-shape text:anchor-type="paragraph" draw:z-index="2" draw:style-name="gr1" draw:text-style-name="P12" svg:width="0.239cm" svg:height="4.393cm" svg:x="12.261cm" svg:y="0.67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10"><draw:frame text:anchor-type="paragraph" draw:z-index="3" draw:style-name="gr2" draw:text-style-name="P14" svg:width="0.503cm" svg:height="2.673cm" svg:x="12.737cm" svg:y="0.686cm"><draw:text-box><text:p text:style-name="P13">2x</text:p><text:p text:style-name="P13">F</text:p><text:p text:style-name="P13">I</text:p><text:p text:style-name="P13">N</text:p><text:p text:style-name="P13">A</text:p><text:p text:style-name="P13">L</text:p></draw:text-box></draw:frame>Aviva, oh Senhor, Tua obra</text:p>
      <text:p text:style-name="P10">No meio do Teu povo</text:p>
      <text:p text:style-name="P10">Faz arder nosso coração com fogo</text:p>
      <text:p text:style-name="P10">Aviva, oh Senhor, Tua obra</text:p>
      <text:p text:style-name="P10">No meio do Teu povo</text:p>
      <text:p text:style-name="P10">Vem quebrar nosso coração de novo</text:p>
      <text:p text:style-name="P10">Derrama fogo</text:p>
      <text:p text:style-name="P10"/>
      <text:p text:style-name="P10">E queima toda iniquidade</text:p>
      <text:p text:style-name="P10">Derrama fogo</text:p>
      <text:p text:style-name="P10">Purifica-me com Tua verdade</text:p>
      <text:p text:style-name="P10">Derrama fogo</text:p>
      <text:p text:style-name="P10">E queima toda iniquidade</text:p>
      <text:p text:style-name="P10">Derrama fogo</text:p>
      <text:p text:style-name="P10">Purifica-me com Tua verda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5-11-16T18:25:03.173854230</dc:date>
    <meta:editing-cycles>17</meta:editing-cycles>
    <meta:editing-duration>PT28M36S</meta:editing-duration>
    <meta:generator>LibreOffice/4.4.6.3$Linux_X86_64 LibreOffice_project/40m0$Build-3</meta:generator>
    <meta:document-statistic meta:table-count="0" meta:image-count="0" meta:object-count="0" meta:page-count="1" meta:paragraph-count="42" meta:word-count="194" meta:character-count="1044" meta:non-whitespace-character-count="890"/>
  </office:meta>
</office:document-meta>
</file>